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text-properties style:text-underline-style="solid" style:text-underline-width="auto" style:text-underline-color="font-color" officeooo:rsid="000fa889" officeooo:paragraph-rsid="000fa889"/>
    </style:style>
    <style:style style:name="P2" style:family="paragraph" style:parent-style-name="Text_20_body">
      <style:text-properties style:text-underline-style="solid" style:text-underline-width="auto" style:text-underline-color="font-color" officeooo:rsid="000fa889" officeooo:paragraph-rsid="000fa889"/>
    </style:style>
    <style:style style:name="P3" style:family="paragraph" style:parent-style-name="Text_20_body">
      <style:text-properties style:text-underline-style="none" fo:font-weight="bold" officeooo:rsid="000fa889" officeooo:paragraph-rsid="000fa889" style:font-weight-asian="bold" style:font-weight-complex="bold"/>
    </style:style>
    <style:style style:name="P4" style:family="paragraph" style:parent-style-name="Text_20_body">
      <style:text-properties style:text-underline-style="none" fo:font-weight="bold" officeooo:rsid="002ce034" officeooo:paragraph-rsid="002ce034" style:font-weight-asian="bold" style:font-weight-complex="bold"/>
    </style:style>
    <style:style style:name="P5" style:family="paragraph" style:parent-style-name="Text_20_body">
      <style:text-properties style:text-underline-style="none" fo:font-weight="normal" officeooo:rsid="002ce034" officeooo:paragraph-rsid="002ce034" style:font-weight-asian="normal" style:font-weight-complex="normal"/>
    </style:style>
    <style:style style:name="P6" style:family="paragraph" style:parent-style-name="Standard">
      <style:text-properties officeooo:paragraph-rsid="00119c33"/>
    </style:style>
    <style:style style:name="P7" style:family="paragraph" style:parent-style-name="Standard">
      <style:text-properties style:text-underline-style="none" fo:font-weight="normal" officeooo:rsid="00119c33" officeooo:paragraph-rsid="00119c33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137068" officeooo:paragraph-rsid="00119c33" style:font-weight-asian="normal" style:font-weight-complex="normal"/>
    </style:style>
    <style:style style:name="P9" style:family="paragraph" style:parent-style-name="Standard">
      <style:text-properties style:text-underline-style="none" fo:font-weight="bold" officeooo:rsid="001447af" officeooo:paragraph-rsid="00119c33" style:font-weight-asian="bold" style:font-weight-complex="bold"/>
    </style:style>
    <style:style style:name="P10" style:family="paragraph" style:parent-style-name="Standard">
      <style:text-properties style:text-underline-style="none" fo:font-weight="normal" officeooo:rsid="0014b501" officeooo:paragraph-rsid="00119c33" style:font-weight-asian="normal" style:font-weight-complex="normal"/>
    </style:style>
    <style:style style:name="P11" style:family="paragraph" style:parent-style-name="Standard">
      <style:text-properties style:text-underline-style="none" fo:font-weight="bold" officeooo:rsid="0014b501" officeooo:paragraph-rsid="00119c33" style:font-weight-asian="bold" style:font-weight-complex="bold"/>
    </style:style>
    <style:style style:name="P12" style:family="paragraph" style:parent-style-name="Standard">
      <style:text-properties style:text-underline-style="none" fo:font-weight="normal" officeooo:rsid="00151af0" officeooo:paragraph-rsid="00119c33" style:font-weight-asian="normal" style:font-weight-complex="normal"/>
    </style:style>
    <style:style style:name="P13" style:family="paragraph" style:parent-style-name="Standard">
      <style:text-properties style:text-underline-style="none" fo:font-weight="bold" officeooo:rsid="00151af0" officeooo:paragraph-rsid="00119c33" style:font-weight-asian="bold" style:font-weight-complex="bold"/>
    </style:style>
    <style:style style:name="P14" style:family="paragraph" style:parent-style-name="Standard">
      <style:text-properties style:text-underline-style="none" fo:font-weight="normal" officeooo:rsid="0016f63c" officeooo:paragraph-rsid="00119c33" style:font-weight-asian="normal" style:font-weight-complex="normal"/>
    </style:style>
    <style:style style:name="P15" style:family="paragraph" style:parent-style-name="Standard">
      <style:text-properties style:text-underline-style="none" fo:font-weight="bold" officeooo:rsid="001886a9" officeooo:paragraph-rsid="00119c33" style:font-weight-asian="bold" style:font-weight-complex="bold"/>
    </style:style>
    <style:style style:name="P16" style:family="paragraph" style:parent-style-name="Standard">
      <style:text-properties style:text-underline-style="none" fo:font-weight="bold" officeooo:rsid="0018e688" officeooo:paragraph-rsid="0018e688" style:font-weight-asian="bold" style:font-weight-complex="bold"/>
    </style:style>
    <style:style style:name="P17" style:family="paragraph" style:parent-style-name="Standard">
      <style:text-properties style:text-underline-style="none" fo:font-weight="normal" officeooo:rsid="0018e688" officeooo:paragraph-rsid="0018e688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1b7258" officeooo:paragraph-rsid="0018e688" style:font-weight-asian="normal" style:font-weight-complex="normal"/>
    </style:style>
    <style:style style:name="P19" style:family="paragraph" style:parent-style-name="Standard">
      <style:text-properties style:text-underline-style="none" fo:font-weight="bold" officeooo:rsid="001b7258" officeooo:paragraph-rsid="0018e688" style:font-weight-asian="bold" style:font-weight-complex="bold"/>
    </style:style>
    <style:style style:name="P20" style:family="paragraph" style:parent-style-name="Standard">
      <style:text-properties style:text-underline-style="none" fo:font-weight="bold" officeooo:rsid="001cc32a" officeooo:paragraph-rsid="0018e688" style:font-weight-asian="bold" style:font-weight-complex="bold"/>
    </style:style>
    <style:style style:name="P21" style:family="paragraph" style:parent-style-name="Standard">
      <style:text-properties style:text-underline-style="none" fo:font-weight="normal" officeooo:rsid="001d65b6" officeooo:paragraph-rsid="0018e688" style:font-weight-asian="normal" style:font-weight-complex="normal"/>
    </style:style>
    <style:style style:name="P22" style:family="paragraph" style:parent-style-name="Standard">
      <style:text-properties style:text-underline-style="none" fo:font-weight="bold" officeooo:rsid="001d65b6" officeooo:paragraph-rsid="0018e688" style:font-weight-asian="bold" style:font-weight-complex="bold"/>
    </style:style>
    <style:style style:name="P23" style:family="paragraph" style:parent-style-name="Standard">
      <style:text-properties style:text-underline-style="none" fo:font-weight="bold" officeooo:rsid="0025ee7e" officeooo:paragraph-rsid="0025ee7e" style:font-weight-asian="bold" style:font-weight-complex="bold"/>
    </style:style>
    <style:style style:name="P24" style:family="paragraph" style:parent-style-name="Standard">
      <style:text-properties style:text-underline-style="none" fo:font-weight="normal" officeooo:rsid="0026e2b4" officeooo:paragraph-rsid="0026e2b4" style:font-weight-asian="normal" style:font-weight-complex="normal"/>
    </style:style>
    <style:style style:name="P25" style:family="paragraph" style:parent-style-name="Standard">
      <style:text-properties style:text-underline-style="none" fo:font-weight="normal" officeooo:rsid="00280b72" officeooo:paragraph-rsid="00280b72" style:font-weight-asian="normal" style:font-weight-complex="normal"/>
    </style:style>
    <style:style style:name="P26" style:family="paragraph" style:parent-style-name="Standard">
      <style:text-properties style:text-underline-style="none" fo:font-weight="bold" officeooo:rsid="00280b72" officeooo:paragraph-rsid="00280b72" style:font-weight-asian="bold" style:font-weight-complex="bold"/>
    </style:style>
    <style:style style:name="P27" style:family="paragraph" style:parent-style-name="Standard">
      <style:text-properties style:text-underline-style="none" fo:font-weight="normal" officeooo:rsid="00280b72" officeooo:paragraph-rsid="0029de12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9c33" style:font-weight-asian="bold" style:font-weight-complex="bold"/>
    </style:style>
    <style:style style:name="T3" style:family="text">
      <style:text-properties officeooo:rsid="00134c76"/>
    </style:style>
    <style:style style:name="T4" style:family="text">
      <style:text-properties fo:font-weight="bold" officeooo:rsid="00137068" style:font-weight-asian="bold" style:font-weight-complex="bold"/>
    </style:style>
    <style:style style:name="T5" style:family="text">
      <style:text-properties officeooo:rsid="001447af"/>
    </style:style>
    <style:style style:name="T6" style:family="text">
      <style:text-properties fo:font-weight="bold" officeooo:rsid="001447af" style:font-weight-asian="bold" style:font-weight-complex="bold"/>
    </style:style>
    <style:style style:name="T7" style:family="text">
      <style:text-properties fo:font-weight="normal" officeooo:rsid="0014b501" style:font-weight-asian="normal" style:font-weight-complex="normal"/>
    </style:style>
    <style:style style:name="T8" style:family="text">
      <style:text-properties fo:font-weight="normal" officeooo:rsid="00151af0" style:font-weight-asian="normal" style:font-weight-complex="normal"/>
    </style:style>
    <style:style style:name="T9" style:family="text">
      <style:text-properties fo:font-weight="normal" officeooo:rsid="0016f63c" style:font-weight-asian="normal" style:font-weight-complex="normal"/>
    </style:style>
    <style:style style:name="T10" style:family="text">
      <style:text-properties fo:font-weight="bold" officeooo:rsid="001886a9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a9604" style:font-weight-asian="normal" style:font-weight-complex="normal"/>
    </style:style>
    <style:style style:name="T13" style:family="text">
      <style:text-properties fo:font-weight="normal" officeooo:rsid="001b7258" style:font-weight-asian="normal" style:font-weight-complex="normal"/>
    </style:style>
    <style:style style:name="T14" style:family="text">
      <style:text-properties fo:font-weight="bold" officeooo:rsid="001cc32a" style:font-weight-asian="bold" style:font-weight-complex="bold"/>
    </style:style>
    <style:style style:name="T15" style:family="text">
      <style:text-properties fo:font-weight="normal" officeooo:rsid="001d65b6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Ejercicios Recuperación Ud7</text:p>
      <text:p text:style-name="P2"/>
      <text:p text:style-name="P2"/>
      <text:p text:style-name="P3">4. Analiza la usabilidad y navegabilidad de la página web de la marca Apple ( <text:a xlink:type="simple" xlink:href="https://www.apple.com/es/" text:style-name="Internet_20_link" text:visited-style-name="Visited_20_Internet_20_Link">https://www.apple.com/es/</text:a> ). Para ello debes analizar cada uno de los puntos que se indican en las pautas de usabilidad (puntos 4 y 5 de los apuntes). Pon ejemplos concretos.</text:p>
      <text:p text:style-name="P4">Usabilidad: </text:p>
      <text:p text:style-name="P5"/>
      <text:p text:style-name="P2"/>
      <text:p text:style-name="P3">6. Realiza un estudio de caso de mejora de usabilidad para la página web de Zara (https://www.zara.com/). Utiliza para ello los principios heurísticos de usabilidad descritos en el apartado 5.3</text:p>
      <text:p text:style-name="P6">→ <text:span text:style-name="T1">Visibilidad del estado del sistema </text:span><text:span text:style-name="T2">:</text:span></text:p>
      <text:p text:style-name="P7"/>
      <text:p text:style-name="P7"><text:tab/><text:span text:style-name="T3">Mejoraria este principio incorporando idicadores visuales para las acciones.</text:span></text:p>
      <text:p text:style-name="P7"/>
      <text:p text:style-name="P7">→ <text:span text:style-name="T4">Coincidencia entre el sistema y mundo real : </text:span></text:p>
      <text:p text:style-name="P8"/>
      <text:p text:style-name="P8"><text:tab/><text:span text:style-name="T5">Mejoraria este principio substituyendo algunos terminos por un lenguaje mas coloquial.</text:span></text:p>
      <text:p text:style-name="P8"/>
      <text:p text:style-name="P8">→ <text:span text:style-name="T6">Control y liberdad del usuario: </text:span></text:p>
      <text:p text:style-name="P9"/>
      <text:p text:style-name="P9"><text:tab/><text:span text:style-name="T7">Mejoraria este principio permitiendo usar las teclas para interectuar con las paginas por ejemplo usar la tecla ESC para cerrar pestañas.</text:span></text:p>
      <text:p text:style-name="P10"/>
      <text:p text:style-name="P10">→ <text:span text:style-name="T1">Consistencia y estándares: </text:span></text:p>
      <text:p text:style-name="P11"/>
      <text:p text:style-name="P11"><text:tab/><text:span text:style-name="T8">Mejoraria este pricipio nombrando de la misma manera las funciones en la interfaz movil que en la interfaz de escritorio.</text:span></text:p>
      <text:p text:style-name="P12"/>
      <text:p text:style-name="P12">→ <text:span text:style-name="T1">Prevención de Eerrores: </text:span></text:p>
      <text:p text:style-name="P13"/>
      <text:p text:style-name="P13"><text:tab/><text:span text:style-name="T9">Mejoraria este pricipio insetando la validacionde los errores en tiempo real y mensajes claros que el usuario entienda.</text:span></text:p>
      <text:p text:style-name="P14"/>
      <text:p text:style-name="P14">→ <text:span text:style-name="T10">Reconocimiento en lugar de recuerdo: </text:span></text:p>
      <text:p text:style-name="P15"/>
      <text:p text:style-name="P16"><text:tab/><text:span text:style-name="T11">Mejoraria este principio guardando las elecciones mas comunes o las que mas hace el usuario.</text:span></text:p>
      <text:p text:style-name="P17"/>
      <text:p text:style-name="P17">→ <text:span text:style-name="T1">Flexibilidad y eficiencia de uso: </text:span></text:p>
      <text:p text:style-name="P16"/>
      <text:p text:style-name="P16"><text:soft-page-break/><text:tab/><text:span text:style-name="T11">Mejoraria este principio incluyendo funciones como la de favoritos como funcion rapida para los usuarios.</text:span></text:p>
      <text:p text:style-name="P17"/>
      <text:p text:style-name="P17">→ <text:span text:style-name="T1">Diseño estético y minimalista: </text:span></text:p>
      <text:p text:style-name="P16"/>
      <text:p text:style-name="P16"><text:tab/><text:span text:style-name="T12">Mejorar</text:span><text:span text:style-name="T13">ia </text:span><text:span text:style-name="T12">este principio </text:span><text:span text:style-name="T13">añadiendo constraste para mejorar la legiubilidad de la pagina.</text:span></text:p>
      <text:p text:style-name="P18"/>
      <text:p text:style-name="P18">→ <text:span text:style-name="T1">Ayuda y documentación: </text:span></text:p>
      <text:p text:style-name="P19"/>
      <text:p text:style-name="P19"><text:tab/><text:span text:style-name="T11">Mejoraria este pricipio añadiendo una funcion o un icono de ayuda que sea haccesible en todas las interfaces de la pagina.</text:span></text:p>
      <text:p text:style-name="P18"/>
      <text:p text:style-name="P18"/>
      <text:p text:style-name="P18">→ <text:span text:style-name="T14">Prevención de problemas: </text:span></text:p>
      <text:p text:style-name="P20"/>
      <text:p text:style-name="P20"><text:tab/><text:span text:style-name="T15">Mejoraria este principio incluyendo automaticas para los usuarios basadas en sus interacciones. </text:span></text:p>
      <text:p text:style-name="P21"/>
      <text:p text:style-name="P21"/>
      <text:p text:style-name="P21"/>
      <text:p text:style-name="P22">11.Imagina que vas a llevar a cabo una prueba de usuario para el siguiente sitio web: <text:a xlink:type="simple" xlink:href="https://www.champlaintours.com/" text:style-name="Internet_20_link" text:visited-style-name="Visited_20_Internet_20_Link">https://www.champlaintours.com/</text:a> . Crea un formulario o tabla con las preguntas y tareas concretas. Incluye al menos 2 tareas y 5 preguntas. </text:p>
      <text:p text:style-name="P22"/>
      <text:p text:style-name="P23">Tareas : </text:p>
      <text:p text:style-name="P23"/>
      <text:p text:style-name="P24">1 → Busca un tour para el mes siguiente.</text:p>
      <text:p text:style-name="P25">2→ Reserva una excursión.</text:p>
      <text:p text:style-name="P25"/>
      <text:p text:style-name="P26">Preguntas: </text:p>
      <text:p text:style-name="P26"/>
      <text:p text:style-name="P25">1 →¿Fue sencillo encontrar lo que buscabas ? </text:p>
      <text:p text:style-name="P25"/>
      <text:p text:style-name="P25">2→ ¿Que tarea te resulto mas sencilla o intuitiva de realizar?</text:p>
      <text:p text:style-name="P25"/>
      <text:p text:style-name="P25">3→ ¿Que parte de la pagina te parecio mas atractiva ?</text:p>
      <text:p text:style-name="P25"/>
      <text:p text:style-name="P25">4 → ¿Te resulto útil o sufuciente la información que proporciona la pagina respecto a las tareas a realizar ?</text:p>
      <text:p text:style-name="P25"/>
      <text:p text:style-name="P27">5→ ¿Recomendarias este sitio a personas cercanas ?</text:p>
      <text:p text:style-name="P27"/>
      <text:p text:style-name="P27"/>
      <text:p text:style-name="P27">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09T18:50:41.595859500</meta:creation-date>
    <dc:date>2025-05-09T22:14:46.809466000</dc:date>
    <meta:editing-duration>PT3H13M45S</meta:editing-duration>
    <meta:editing-cycles>29</meta:editing-cycles>
    <meta:generator>LibreOffice/25.2.2.2$Windows_X86_64 LibreOffice_project/7370d4be9e3cf6031a51beef54ff3bda878e3fac</meta:generator>
    <meta:document-statistic meta:table-count="0" meta:image-count="0" meta:object-count="0" meta:page-count="2" meta:paragraph-count="35" meta:word-count="398" meta:character-count="2501" meta:non-whitespace-character-count="2111"/>
  </office:meta>
</office:document-meta>
</file>